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2C20000005BF0164327.png" manifest:media-type="image/png"/>
  <manifest:file-entry manifest:full-path="Pictures/100017EA000034EB000034EBDDE9405E.svg" manifest:media-type="image/svg+xml"/>
  <manifest:file-entry manifest:full-path="Pictures/10000001000002D8000000F4E47961D4.png" manifest:media-type="image/png"/>
  <manifest:file-entry manifest:full-path="Pictures/10000001000002F8000002D3A5FCC336.png" manifest:media-type="image/png"/>
  <manifest:file-entry manifest:full-path="Pictures/10000001000002AD0000023BB4856CFC.png" manifest:media-type="image/png"/>
  <manifest:file-entry manifest:full-path="Pictures/10000001000002C3000002C33792EA42.png" manifest:media-type="image/png"/>
  <manifest:file-entry manifest:full-path="Pictures/10000001000002E60000030A076C8D35.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3"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4"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1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17"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8"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25"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26"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8"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0" style:family="paragraph">
      <loext:graphic-properties draw:fill="gradient" draw:fill-gradient-name="Gradient_20_1"/>
      <style:paragraph-properties fo:text-align="start" style:font-independent-line-spacing="true"/>
      <style:text-properties fo:font-size="60pt"/>
    </style:style>
    <style:style style:name="P11" style:family="paragraph">
      <loext:graphic-properties draw:fill="gradient" draw:fill-gradient-name="Gradient_20_1"/>
      <style:paragraph-properties fo:text-align="start" style:font-independent-line-spacing="true"/>
      <style:text-properties fo:font-size="44pt"/>
    </style:style>
    <style:style style:name="P12"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6"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theory" draw:style-name="dp1" draw:master-page-name="Title_20_Slide" presentation:presentation-page-layout-name="AL1T0">
        <draw:frame presentation:style-name="pr1" draw:text-style-name="P2" draw:layer="layout" svg:width="2.064cm" svg:height="30.735cm" svg:x="0cm" svg:y="-0.957cm" presentation:class="title" presentation:user-transformed="true">
          <draw:text-box>
            <text:p text:style-name="P1"><text:span text:style-name="T1">1. theory</text:span></text:p>
          </draw:text-box>
        </draw:frame>
        <draw:g draw:style-name="gr1">
          <draw:frame draw:name="Picture 3" draw:style-name="gr2" draw:text-style-name="P3" draw:layer="layout" svg:width="1.376cm" svg:height="0.733cm" svg:x="29.36cm" svg:y="1.812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021cm" svg:height="0.768cm" svg:x="30.736cm" svg:y="1.76cm">
            <text:p text:style-name="P4"><text:span text:style-name="T2"><text:a xlink:href="../../../portfolio.pptx" xlink:type="simple">portfol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0" draw:style-name="gr2" draw:text-style-name="P3" draw:layer="layout" svg:width="1.376cm" svg:height="0.733cm" svg:x="29.36cm" svg:y="0.905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701cm" svg:height="0.768cm" svg:x="30.736cm" svg:y="0.852cm">
            <text:p text:style-name="P4"><text:span text:style-name="T2"><text:a xlink:href="../../docker.pptx" xlink:type="simple">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69cm" svg:height="30.735cm" svg:x="0cm" svg:y="-0.957cm" presentation:class="title" presentation:user-transformed="true">
          <draw:text-box>
            <text:p text:style-name="P1"><text:span text:style-name="T1">1.1 index</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3" draw:style-name="gr2" draw:text-style-name="P3" draw:layer="layout" svg:width="1.376cm" svg:height="0.733cm" svg:x="0.693cm" svg:y="1.036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2.072cm" svg:height="0.759cm" svg:x="1.956cm" svg:y="1.001cm">
            <text:p text:style-name="P4"><text:span text:style-name="T2"><text:a xlink:href="../theory/overview.odp" xlink:type="simple">overview</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docker" draw:style-name="dp1" draw:master-page-name="Title_20_Slide" presentation:presentation-page-layout-name="AL1T0">
        <draw:frame draw:style-name="gr8" draw:text-style-name="P3" draw:layer="layout" svg:width="18.681cm" svg:height="2.407cm" svg:x="2.808cm" svg:y="1.06cm">
          <draw:image xlink:href="Pictures/10000001000002C20000005BF0164327.png" xlink:type="simple" xlink:show="embed" xlink:actuate="onLoad" draw:mime-type="image/png">
            <text:p/>
          </draw:image>
        </draw:frame>
        <draw:frame presentation:style-name="pr1" draw:text-style-name="P2" draw:layer="layout" svg:width="2.087cm" svg:height="30.735cm" svg:x="0cm" svg:y="-0.957cm" presentation:class="title" presentation:user-transformed="true">
          <draw:text-box>
            <text:p text:style-name="P1"><text:span text:style-name="T1">2. docker</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2.052cm" svg:height="0.768cm" svg:x="0.755cm" svg:y="0.95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8" draw:text-style-name="P3" draw:layer="layout" svg:width="19.263cm" svg:height="6.456cm" svg:x="2.808cm" svg:y="4.088cm">
          <draw:image xlink:href="Pictures/10000001000002D8000000F4E47961D4.png" xlink:type="simple" xlink:show="embed" xlink:actuate="onLoad" draw:mime-type="image/png">
            <text:p/>
          </draw:image>
        </draw:frame>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3. image" draw:style-name="dp1" draw:master-page-name="Title_20_Slide" presentation:presentation-page-layout-name="AL1T0">
        <draw:frame presentation:style-name="pr3" draw:text-style-name="P10" draw:layer="layout" svg:width="2.942cm" svg:height="18.035cm" svg:x="0.403cm" svg:y="0.344cm" presentation:class="title" presentation:user-transformed="true">
          <draw:text-box>
            <text:p text:style-name="P1"><text:span text:style-name="T5">3. image</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3" draw:layer="layout" svg:width="15.815cm" svg:height="15.045cm" svg:x="1.672cm" svg:y="1.935cm">
          <draw:image xlink:href="Pictures/10000001000002F8000002D3A5FCC336.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4. container" draw:style-name="dp1" draw:master-page-name="Title_20_Slide" presentation:presentation-page-layout-name="AL1T0">
        <draw:frame presentation:style-name="pr3" draw:text-style-name="P10" draw:layer="layout" svg:width="4.277cm" svg:height="10.415cm" svg:x="0.403cm" svg:y="0.344cm" presentation:class="title" presentation:user-transformed="true">
          <draw:text-box>
            <text:p text:style-name="P1"><text:span text:style-name="T5">4. container</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3" draw:layer="layout" svg:width="15.252cm" svg:height="15.992cm" svg:x="1.681cm" svg:y="2.08cm">
          <draw:image xlink:href="Pictures/10000001000002E60000030A076C8D35.png" xlink:type="simple" xlink:show="embed" xlink:actuate="onLoad" draw:mime-type="image/png">
            <text:p/>
          </draw:image>
        </draw:frame>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5. differences" draw:style-name="dp1" draw:master-page-name="Title_20_Slide" presentation:presentation-page-layout-name="AL1T0">
        <draw:frame presentation:style-name="pr3" draw:text-style-name="P10" draw:layer="layout" svg:width="4.727cm" svg:height="10.415cm" svg:x="0.403cm" svg:y="0.344cm" presentation:class="title" presentation:user-transformed="true">
          <draw:text-box>
            <text:p text:style-name="P1"><text:span text:style-name="T5">5. differences</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3" draw:layer="layout" svg:width="18.125cm" svg:height="15.109cm" svg:x="2.04cm" svg:y="2.188cm">
          <draw:image xlink:href="Pictures/10000001000002AD0000023BB4856CFC.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0"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3.985cm" svg:height="0.768cm" svg:x="0.755cm" svg:y="2.089cm">
          <text:p text:style-name="P4"><text:span text:style-name="T4">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1" draw:layer="layout" svg:width="3.755cm" svg:height="7.703cm" svg:x="0.449cm" svg:y="0.514cm" presentation:class="title" presentation:user-transformed="true">
          <draw:text-box>
            <text:p text:style-name="P1"><text:span text:style-name="T6">Z. </text:span><text:span text:style-name="T7">template</text:span></text:p>
          </draw:text-box>
        </draw:frame>
        <draw:custom-shape draw:style-name="gr12" draw:text-style-name="P12" draw:layer="layout" svg:width="0.697cm" svg:height="8.56cm" svg:x="11.085cm" svg:y="1.781cm">
          <text:p text:style-name="P7"><text:span text:style-name="T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3" draw:text-style-name="P13" draw:layer="layout" svg:width="4.141cm" svg:height="0.768cm" svg:x="0.825cm" svg:y="3.497cm">
          <text:p text:style-name="P7"><text:span text:style-name="T9">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4" draw:text-style-name="P13" draw:layer="layout" svg:width="4.515cm" svg:height="1.728cm" svg:x="0.913cm" svg:y="16.79cm">
          <text:p text:style-name="P7"><text:span text:style-name="T10">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5" draw:text-style-name="P13" draw:layer="layout" svg:width="1.375cm" svg:height="1.291cm" svg:x="0.789cm" svg:y="13.697cm">
          <text:p text:style-name="P7"><text:span text:style-name="T11">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5" draw:layer="layout" svg:width="1.661cm" svg:height="2.136cm" svg:x="2.297cm" svg:y="13.139cm">
          <text:p text:style-name="P4"><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5" draw:layer="layout" svg:width="3.974cm" svg:height="0.799cm" svg:x="5.994cm" svg:y="3.457cm">
          <text:list text:style-name="L8">
            <text:list-item>
              <text:p text:style-name="P14"><text:span text:style-name="T13">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8" draw:text-style-name="P15" draw:layer="layout" svg:width="7.847cm" svg:height="2.649cm" svg:x="1.657cm" svg:y="5.047cm">
          <text:list text:style-name="L8">
            <text:list-item>
              <text:p text:style-name="P14"><text:span text:style-name="T14">A </text:span><text:span text:style-name="T15">slash</text:span><text:span text:style-name="T14"> </text:span></text:p>
            </text:list-item>
          </text:list>
          <text:list text:style-name="L9">
            <text:list-item>
              <text:list>
                <text:list-item>
                  <text:p text:style-name="P14"><text:span text:style-name="T14">followed </text:span></text:p>
                </text:list-item>
              </text:list>
            </text:list-item>
            <text:list-item>
              <text:p text:style-name="P14"><text:span text:style-name="T14">by </text:span></text:p>
              <text:list>
                <text:list-item>
                  <text:p text:style-name="P14"><text:span text:style-name="T15">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20" draw:text-style-name="P5" draw:layer="layout" svg:width="4.327cm" svg:height="0.768cm" svg:x="1.28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21"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2" draw:text-style-name="P5" draw:layer="layout" svg:width="2.656cm" svg:height="0.768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3" draw:text-style-name="P5" draw:layer="layout" svg:width="2.983cm" svg:height="0.768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21"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4"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6"><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21"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5" draw:text-style-name="P17" draw:layer="layout" svg:width="4.673cm" svg:height="1.227cm" svg:x="0.892cm" svg:y="15.276cm">
          <text:list text:style-name="L11">
            <text:list-item>
              <text:p text:style-name="P16"><text:span text:style-name="T17">every key-frame</text:span></text:p>
            </text:list-item>
            <text:list-item>
              <text:p text:style-name="P16"><text:span text:style-name="T17">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26" draw:text-style-name="P3" draw:layer="layout" draw:line-skew="2.567cm" svg:x1="11.486cm" svg:y1="9.773cm" svg:x2="16.895cm" svg:y2="12.725cm" svg:d="M11486 9773h5272v2952h137" svg:viewBox="0 0 5410 2953">
          <text:p/>
        </draw:connector>
        <draw:custom-shape draw:style-name="gr27" draw:text-style-name="P18" draw:layer="layout" svg:width="5.686cm" svg:height="1.235cm" svg:x="11.7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5" draw:layer="layout" svg:width="2.704cm" svg:height="1.227cm" svg:x="25.323cm" svg:y="3.211cm">
          <text:list text:style-name="L11">
            <text:list-item>
              <text:p text:style-name="P14"><text:span text:style-name="T18">download </text:span></text:p>
            </text:list-item>
          </text:list>
          <text:list text:style-name="L12">
            <text:list-item>
              <text:list>
                <text:list-item>
                  <text:p text:style-name="P14"><text:span text:style-name="T18">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9" draw:text-style-name="P9" draw:layer="layout" svg:width="1.145cm" svg:height="0.683cm" svg:x="23.401cm" svg:y="3.754cm">
          <text:p text:style-name="P4"><text:span text:style-name="T19">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0" draw:text-style-name="P15" draw:layer="layout" svg:width="2.704cm" svg:height="1.227cm" svg:x="28.681cm" svg:y="3.211cm">
          <text:list text:style-name="L11">
            <text:list-item>
              <text:p text:style-name="P14"><text:span text:style-name="T18">download </text:span></text:p>
            </text:list-item>
          </text:list>
          <text:list text:style-name="L12">
            <text:list-item>
              <text:list>
                <text:list-item>
                  <text:p text:style-name="P14"><text:span text:style-name="T18">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21"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1" draw:text-style-name="P5" draw:layer="layout" svg:width="2.093cm" svg:height="0.768cm" svg:x="5.523cm" svg:y="10.48cm">
            <text:p text:style-name="P4"><text:span text:style-name="T20"><text:a xlink:href="#Slide 7"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21"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2" draw:text-style-name="P5" draw:layer="layout" svg:width="1.38cm" svg:height="0.597cm" svg:x="1.176cm" svg:y="12.719cm">
            <text:p text:style-name="P4"><text:span text:style-name="T21"><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41</meta:editing-cycles>
    <meta:creation-date>2019-03-25T09:18:39</meta:creation-date>
    <dc:date>2026-01-28T12:15:10.518737900</dc:date>
    <meta:editing-duration>P44DT21H11M18S</meta:editing-duration>
    <meta:generator>LibreOffice/25.2.7.2$Windows_X86_64 LibreOffice_project/5cbfd1ab6520636bb5f7b99185aa69bd7456825d</meta:generator>
    <meta:document-statistic meta:object-count="332"/>
    <meta:user-defined meta:name="AppVersion">16.0000</meta:user-defined>
    <meta:user-defined meta:name="PresentationFormat">Widescreen</meta:user-defined>
    <meta:user-defined meta:name="Slides" meta:value-type="float">7</meta:user-defined>
  </office:meta>
</office:document-meta>
</file>